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cd09f" officeooo:paragraph-rsid="000cd09f" style:font-size-asian="10.5pt" style:font-size-complex="12pt"/>
    </style:style>
    <style:style style:name="P2" style:family="paragraph" style:parent-style-name="Standard" style:list-style-name="L1">
      <style:text-properties fo:font-size="12pt" officeooo:rsid="000cd09f" officeooo:paragraph-rsid="000cd09f" style:font-size-asian="10.5pt" style:font-size-complex="12pt"/>
    </style:style>
    <style:style style:name="P3" style:family="paragraph" style:parent-style-name="Standard" style:list-style-name="L2">
      <style:text-properties fo:font-size="12pt" officeooo:rsid="000cd09f" officeooo:paragraph-rsid="000cd09f" style:font-size-asian="10.5pt" style:font-size-complex="12pt"/>
    </style:style>
    <style:style style:name="P4" style:family="paragraph" style:parent-style-name="Standard">
      <style:text-properties fo:font-size="12pt" style:text-underline-style="solid" style:text-underline-width="auto" style:text-underline-color="font-color" officeooo:rsid="000edc23" officeooo:paragraph-rsid="000edc23" style:font-size-asian="10.5pt" style:font-size-complex="12pt"/>
    </style:style>
    <style:style style:name="P5" style:family="paragraph" style:parent-style-name="Standard">
      <style:text-properties fo:font-size="12pt" style:text-underline-style="solid" style:text-underline-width="auto" style:text-underline-color="font-color" officeooo:rsid="000f85b2" officeooo:paragraph-rsid="000f85b2" style:font-size-asian="10.5pt" style:font-size-complex="12pt"/>
    </style:style>
    <style:style style:name="P6" style:family="paragraph" style:parent-style-name="Standard">
      <style:text-properties fo:font-size="12pt" style:text-underline-style="solid" style:text-underline-width="auto" style:text-underline-color="font-color" officeooo:rsid="0015ff12" officeooo:paragraph-rsid="0015ff12" style:font-size-asian="10.5pt" style:font-size-complex="12pt"/>
    </style:style>
    <style:style style:name="P7" style:family="paragraph" style:parent-style-name="Standard">
      <style:text-properties fo:font-size="12pt" style:text-underline-style="none" officeooo:rsid="001161de" officeooo:paragraph-rsid="001161de" style:font-size-asian="10.5pt" style:font-size-complex="12pt"/>
    </style:style>
    <style:style style:name="P8" style:family="paragraph" style:parent-style-name="Standard" style:list-style-name="L3">
      <style:text-properties fo:font-size="12pt" style:text-underline-style="none" officeooo:rsid="0012ed26" officeooo:paragraph-rsid="0012ed26" style:font-size-asian="10.5pt" style:font-size-complex="12pt"/>
    </style:style>
    <style:style style:name="P9" style:family="paragraph" style:parent-style-name="Standard" style:list-style-name="L3">
      <style:text-properties fo:font-size="12pt" style:text-underline-style="none" officeooo:rsid="0013cc49" officeooo:paragraph-rsid="0013cc49" style:font-size-asian="10.5pt" style:font-size-complex="12pt"/>
    </style:style>
    <style:style style:name="P10" style:family="paragraph" style:parent-style-name="Standard">
      <style:text-properties fo:font-size="12pt" style:text-underline-style="none" officeooo:rsid="001566b1" officeooo:paragraph-rsid="001566b1" style:font-size-asian="10.5pt" style:font-size-complex="12pt"/>
    </style:style>
    <style:style style:name="P11" style:family="paragraph" style:parent-style-name="Standard">
      <style:text-properties fo:font-size="12pt" style:text-underline-style="none" officeooo:rsid="0015ff12" officeooo:paragraph-rsid="0015ff12" style:font-size-asian="10.5pt" style:font-size-complex="12pt"/>
    </style:style>
    <style:style style:name="P12" style:family="paragraph" style:parent-style-name="Standard">
      <style:paragraph-properties fo:margin-top="0in" fo:margin-bottom="0in" loext:contextual-spacing="false"/>
      <style:text-properties fo:font-size="15pt" officeooo:rsid="000cd09f" officeooo:paragraph-rsid="000cd09f" style:font-size-asian="15pt" style:font-size-complex="15pt"/>
    </style:style>
    <style:style style:name="P13" style:family="paragraph" style:parent-style-name="Text_20_body" style:list-style-name="L4"/>
    <style:style style:name="P14" style:family="paragraph" style:parent-style-name="Text_20_body" style:list-style-name="L5">
      <style:text-properties officeooo:rsid="001a71a7" officeooo:paragraph-rsid="001a71a7"/>
    </style:style>
    <style:style style:name="P15" style:family="paragraph" style:parent-style-name="Text_20_body">
      <style:paragraph-properties fo:margin-top="0in" fo:margin-bottom="0in" loext:contextual-spacing="false"/>
      <style:text-properties style:text-underline-style="none" officeooo:rsid="00180504" officeooo:paragraph-rsid="00180504"/>
    </style:style>
    <style:style style:name="P16" style:family="paragraph" style:parent-style-name="Text_20_body">
      <style:paragraph-properties fo:margin-top="0in" fo:margin-bottom="0in" loext:contextual-spacing="false"/>
      <style:text-properties style:text-underline-style="none" officeooo:rsid="0018f636" officeooo:paragraph-rsid="0018f636"/>
    </style:style>
    <style:style style:name="P17" style:family="paragraph" style:parent-style-name="Text_20_body">
      <style:paragraph-properties fo:margin-top="0in" fo:margin-bottom="0in" loext:contextual-spacing="false"/>
      <style:text-properties style:text-underline-style="none" officeooo:rsid="001a71a7" officeooo:paragraph-rsid="001a71a7"/>
    </style:style>
    <style:style style:name="P18" style:family="paragraph" style:parent-style-name="Text_20_body">
      <style:paragraph-properties fo:margin-top="0in" fo:margin-bottom="0in" loext:contextual-spacing="false"/>
      <style:text-properties style:text-underline-style="solid" style:text-underline-width="auto" style:text-underline-color="font-color" officeooo:rsid="00180504" officeooo:paragraph-rsid="00180504"/>
    </style:style>
    <style:style style:name="P19" style:family="paragraph" style:parent-style-name="Text_20_body">
      <style:paragraph-properties fo:margin-top="0in" fo:margin-bottom="0in" loext:contextual-spacing="false"/>
      <style:text-properties style:text-underline-style="solid" style:text-underline-width="auto" style:text-underline-color="font-color" officeooo:rsid="0018f636" officeooo:paragraph-rsid="0018f636"/>
    </style:style>
    <style:style style:name="P20" style:family="paragraph" style:parent-style-name="Text_20_body">
      <style:paragraph-properties fo:margin-top="0in" fo:margin-bottom="0in" loext:contextual-spacing="false"/>
      <style:text-properties style:text-underline-style="solid" style:text-underline-width="auto" style:text-underline-color="font-color" officeooo:rsid="001a71a7" officeooo:paragraph-rsid="001b342e"/>
    </style:style>
    <style:style style:name="P21" style:family="paragraph" style:parent-style-name="Text_20_body" style:list-style-name="L5">
      <style:paragraph-properties fo:margin-top="0in" fo:margin-bottom="0in" loext:contextual-spacing="false"/>
      <style:text-properties officeooo:rsid="001a71a7" officeooo:paragraph-rsid="001a71a7"/>
    </style:style>
    <style:style style:name="P22" style:family="paragraph" style:parent-style-name="Text_20_body">
      <style:paragraph-properties fo:margin-top="0in" fo:margin-bottom="0in" loext:contextual-spacing="false"/>
      <style:text-properties officeooo:rsid="001a71a7" officeooo:paragraph-rsid="001b342e"/>
    </style:style>
    <style:style style:name="P23" style:family="paragraph" style:parent-style-name="Text_20_body" style:list-style-name="L6">
      <style:paragraph-properties fo:margin-top="0in" fo:margin-bottom="0in" loext:contextual-spacing="false"/>
      <style:text-properties fo:font-size="12pt" style:text-underline-style="solid" style:text-underline-width="auto" style:text-underline-color="font-color" officeooo:rsid="001b342e" officeooo:paragraph-rsid="001b342e" style:font-size-asian="10.5pt" style:font-size-complex="12pt"/>
    </style:style>
    <style:style style:name="T1" style:family="text">
      <style:text-properties officeooo:rsid="000eb159"/>
    </style:style>
    <style:style style:name="T2" style:family="text">
      <style:text-properties officeooo:rsid="000edc23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b342e"/>
    </style:style>
    <style:style style:name="T5" style:family="text">
      <style:text-properties style:text-position="super 58%" style:text-underline-style="none"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weight="normal" officeooo:rsid="001441ba" style:font-weight-asian="normal" style:font-weight-complex="normal"/>
    </style:style>
    <style:style style:name="T9" style:family="text">
      <style:text-properties style:text-position="0% 100%" fo:font-weight="normal" officeooo:rsid="001643f3" style:font-weight-asian="normal" style:font-weight-complex="normal"/>
    </style:style>
    <style:style style:name="T10" style:family="text">
      <style:text-properties style:text-position="0% 100%" fo:font-weight="normal" officeooo:rsid="0018f636" style:font-weight-asian="normal" style:font-weight-complex="normal"/>
    </style:style>
    <style:style style:name="T11" style:family="text">
      <style:text-properties style:text-position="0% 100%" style:text-underline-style="none" fo:font-weight="normal" style:font-weight-asian="normal" style:font-weight-complex="normal"/>
    </style:style>
    <style:style style:name="T12" style:family="text">
      <style:text-properties style:text-position="0% 100%" style:text-underline-style="none" fo:font-weight="normal" officeooo:rsid="001643f3" style:font-weight-asian="normal" style:font-weight-complex="normal"/>
    </style:style>
    <style:style style:name="T13" style:family="text">
      <style:text-properties style:text-position="sub 58%" fo:font-weight="bold" style:font-weight-asian="bold" style:font-weight-complex="bold"/>
    </style:style>
    <style:style style:name="T14" style:family="text">
      <style:text-properties fo:font-size="15pt" style:text-underline-style="none" officeooo:rsid="001b342e" style:font-size-asian="15pt" style:font-size-complex="15pt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Huffmanov kod</text:p>
      <text:p text:style-name="P1">Zdruzevanje</text:p>
      <text:list xml:id="list3889433556" text:style-name="L1">
        <text:list-item>
          <text:p text:style-name="P2">poisci r najmanj verjetnih znakov, zdruzi jih v sestavljen znak <text:span text:style-name="T2">(verjetnost je vsota)</text:span></text:p>
        </text:list-item>
        <text:list-item>
          <text:p text:style-name="P2">postopek ponovimo na sestavljenem in neuporabljenih znakih</text:p>
        </text:list-item>
      </text:list>
      <text:p text:style-name="P1">Razdruzevanje</text:p>
      <text:list xml:id="list2410203161" text:style-name="L2">
        <text:list-item>
          <text:p text:style-name="P3">vsaki veji v drevesu priredimo en znak kodirne abecede</text:p>
        </text:list-item>
        <text:list-item>
          <text:p text:style-name="P3">kodne zamenjave preberemo od korena proti list<text:span text:style-name="T1">om</text:span></text:p>
        </text:list-item>
      </text:list>
      <text:p text:style-name="P4">Primer 1</text:p>
      <text:p text:style-name="P5">Primer 2</text:p>
      <text:p text:style-name="P7">Huffmanov kod je optimalen (matematicno dokazljivo)</text:p>
      <text:list xml:id="list2479372471" text:style-name="L3">
        <text:list-item>
          <text:p text:style-name="P8">ne sme imeti neizrabljenih vej</text:p>
        </text:list-item>
        <text:list-item>
          <text:p text:style-name="P8">najdaljse kodne zamenjave nastopajo v parih</text:p>
        </text:list-item>
        <text:list-item>
          <text:p text:style-name="P8">najdaljse kodne zamenjave pripradajo najmanj verjetnim znakom</text:p>
        </text:list-item>
        <text:list-item>
          <text:p text:style-name="P9">povprecna dolzina kodnih zamenjav s sestavljanjem znakov je za 1 * (p<text:span text:style-name="T13">1 </text:span><text:span text:style-name="T6">+</text:span><text:span text:style-name="T7"> p</text:span><text:span text:style-name="T13">2 </text:span><text:span text:style-name="T6">) </text:span><text:span text:style-name="T7">manjsa</text:span></text:p>
          <text:p text:style-name="P9"><text:span text:style-name="T7"><text:s/>* </text:span><text:span text:style-name="T8">ponavljaj, da ostaneta samo dva znaka</text:span></text:p>
          <text:p text:style-name="P9"><text:span text:style-name="T8"><text:s/>* za dva znaka je L = 1</text:span></text:p>
          <text:p text:style-name="P9"><text:span text:style-name="T8"><text:s/>* kod z L &lt; 1 ne obstaja</text:span></text:p>
        </text:list-item>
      </text:list>
      <text:p text:style-name="P10"><text:span text:style-name="T7">Vsak kod, ki je optimalen in enoznacen NI NUJNO Huffmanov!</text:span></text:p>
      <text:p text:style-name="P6"><text:span text:style-name="T7">Primer 3</text:span></text:p>
      <text:p text:style-name="P6"><text:span text:style-name="T11">Nedolocenost Huffmanovega koda</text:span></text:p>
      <text:list xml:id="list826792214" text:style-name="L4">
        <text:list-item>
          <text:p text:style-name="P13"><text:span text:style-name="T11">prosta izbira znakov kodne abecede pri oznacevanju vej v drevesu (r</text:span><text:span text:style-name="T5">st vejitev</text:span><text:span text:style-name="T12">)</text:span></text:p>
        </text:list-item>
      </text:list>
      <text:p text:style-name="P18"><text:span text:style-name="T9">P</text:span><text:span text:style-name="T7">rimer</text:span><text:span text:style-name="T10"> 4</text:span></text:p>
      <text:p text:style-name="P16"><text:span text:style-name="T7">Huffmanov kod za r &gt; 2</text:span></text:p>
      <text:p text:style-name="P19"><text:span text:style-name="T7">Primer 5</text:span></text:p>
      <text:p text:style-name="P17"><text:span text:style-name="T7">Preveri, ce je dovolj znakov!</text:span></text:p>
      <text:list xml:id="list410177594" text:style-name="L5">
        <text:list-item>
          <text:p text:style-name="P14">(r – 1) * k + r = n</text:p>
          <text:p text:style-name="P14">(r – 1) * k + r – 1 = n – 1</text:p>
          <text:p text:style-name="P14">(r – 1) * k = n – 1</text:p>
          <text:p text:style-name="P21"><draw:frame draw:style-name="fr1" draw:name="Object1" text:anchor-type="as-char" svg:y="-0.1484in" svg:width="0.4291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22">Problem: H <text:s/>&lt;= L &lt; H + 1</text:p>
      <text:p text:style-name="P20">Primer 6</text:p>
      <text:p text:style-name="P20"><text:span text:style-name="T14">Aritmeticni kod</text:span></text:p>
      <text:list xml:id="list3835293464" text:style-name="L6">
        <text:list-item>
          <text:p text:style-name="P23"><text:span text:style-name="T3">niz → [0, 1]</text:span></text:p>
        </text:list-item>
        <text:list-item>
          <text:p text:style-name="P23"><text:span text:style-name="T3">znake razvrstimo v interval (vecji del intervala za bolj verjetne znake)</text:span></text:p>
        </text:list-item>
        <text:list-item>
          <text:p text:style-name="P23"><text:span text:style-name="T3">razdelimo izbrani podinterval</text:span></text:p>
        </text:list-item>
        <text:list-item>
          <text:p text:style-name="P23"><text:span text:style-name="T3">niz predstavimo z zadnjim intervalom</text:span></text:p>
        </text:list-item>
      </text:list>
      <text:p text:style-name="P15"><text:span text:style-name="T10"/></text:p>
      <text:p text:style-name="P1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09:41:37.242517488</meta:creation-date>
    <dc:date>2019-03-04T11:24:43.573113974</dc:date>
    <meta:editing-duration>PT1H42M13S</meta:editing-duration>
    <meta:editing-cycles>14</meta:editing-cycles>
    <meta:generator>LibreOffice/6.1.5.2$Linux_X86_64 LibreOffice_project/10$Build-2</meta:generator>
    <meta:document-statistic meta:table-count="0" meta:image-count="0" meta:object-count="1" meta:page-count="1" meta:paragraph-count="36" meta:word-count="229" meta:character-count="1178" meta:non-whitespace-character-count="994"/>
  </office:meta>
</office:document-meta>
</file>

<file path=Object 1/content.xml><?xml version="1.0" encoding="utf-8"?>
<math xmlns="http://www.w3.org/1998/Math/MathML" display="block">
  <semantics>
    <mrow>
      <mi>k</mi>
      <mo stretchy="false">∈</mo>
      <mi mathvariant="normal">ℕ</mi>
    </mrow>
    <annotation encoding="StarMath 5.0">k in setN  </annotation>
  </semantics>
</math>
</file>